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ec7e" officeooo:paragraph-rsid="000cec7e"/>
    </style:style>
    <style:style style:name="P2" style:family="paragraph" style:parent-style-name="Standard" style:list-style-name="L1">
      <style:text-properties officeooo:rsid="000e54a0" officeooo:paragraph-rsid="000e54a0"/>
    </style:style>
    <style:style style:name="P3" style:family="paragraph" style:parent-style-name="Standard" style:list-style-name="L1">
      <style:text-properties officeooo:rsid="000f5118" officeooo:paragraph-rsid="000f5118"/>
    </style:style>
    <style:style style:name="P4" style:family="paragraph" style:parent-style-name="Standard" style:list-style-name="L1">
      <style:text-properties officeooo:rsid="0010aba7" officeooo:paragraph-rsid="0010aba7"/>
    </style:style>
    <style:style style:name="P5" style:family="paragraph" style:parent-style-name="Standard" style:list-style-name="L1">
      <style:text-properties officeooo:rsid="00114b37" officeooo:paragraph-rsid="00114b37"/>
    </style:style>
    <style:style style:name="P6" style:family="paragraph" style:parent-style-name="Standard" style:list-style-name="L1">
      <style:text-properties officeooo:rsid="0013bee8" officeooo:paragraph-rsid="0013bee8"/>
    </style:style>
    <style:style style:name="P7" style:family="paragraph" style:parent-style-name="Standard" style:list-style-name="L1">
      <style:text-properties officeooo:rsid="0014bb6f" officeooo:paragraph-rsid="0014bb6f"/>
    </style:style>
    <style:style style:name="P8" style:family="paragraph" style:parent-style-name="Standard" style:list-style-name="L1">
      <style:text-properties officeooo:rsid="00169a52" officeooo:paragraph-rsid="00169a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93805543" text:style-name="L1">
        <text:list-item>
          <text:p text:style-name="P1">D</text:p>
        </text:list-item>
        <text:list-item>
          <text:p text:style-name="P1">B</text:p>
        </text:list-item>
        <text:list-item>
          <text:p text:style-name="P1">B</text:p>
        </text:list-item>
        <text:list-item>
          <text:p text:style-name="P1">C</text:p>
        </text:list-item>
        <text:list-item>
          <text:p text:style-name="P1">C</text:p>
        </text:list-item>
        <text:list-item>
          <text:p text:style-name="P1">A</text:p>
        </text:list-item>
        <text:list-item>
          <text:p text:style-name="P1">D</text:p>
        </text:list-item>
        <text:list-item>
          <text:p text:style-name="P2">B</text:p>
        </text:list-item>
        <text:list-item>
          <text:p text:style-name="P2">B</text:p>
        </text:list-item>
        <text:list-item>
          <text:p text:style-name="P2">A</text:p>
        </text:list-item>
        <text:list-item>
          <text:p text:style-name="P2">D</text:p>
        </text:list-item>
        <text:list-item>
          <text:p text:style-name="P2">B</text:p>
        </text:list-item>
        <text:list-item>
          <text:p text:style-name="P2">D</text:p>
        </text:list-item>
        <text:list-item>
          <text:p text:style-name="P2">C</text:p>
        </text:list-item>
        <text:list-item>
          <text:p text:style-name="P3">C</text:p>
        </text:list-item>
        <text:list-item>
          <text:p text:style-name="P3">C</text:p>
        </text:list-item>
        <text:list-item>
          <text:p text:style-name="P4">C</text:p>
        </text:list-item>
        <text:list-item>
          <text:p text:style-name="P4">B</text:p>
        </text:list-item>
        <text:list-item>
          <text:p text:style-name="P4">B</text:p>
        </text:list-item>
        <text:list-item>
          <text:p text:style-name="P4">C</text:p>
        </text:list-item>
        <text:list-item>
          <text:p text:style-name="P4">D</text:p>
        </text:list-item>
        <text:list-item>
          <text:p text:style-name="P4">A</text:p>
        </text:list-item>
        <text:list-item>
          <text:p text:style-name="P4">D</text:p>
        </text:list-item>
        <text:list-item>
          <text:p text:style-name="P4">C</text:p>
        </text:list-item>
        <text:list-item>
          <text:p text:style-name="P4">C</text:p>
        </text:list-item>
        <text:list-item>
          <text:p text:style-name="P4">A</text:p>
        </text:list-item>
        <text:list-item>
          <text:p text:style-name="P5">A</text:p>
        </text:list-item>
        <text:list-item>
          <text:p text:style-name="P5">A</text:p>
        </text:list-item>
        <text:list-item>
          <text:p text:style-name="P5">C</text:p>
        </text:list-item>
        <text:list-item>
          <text:p text:style-name="P5">D</text:p>
        </text:list-item>
        <text:list-item>
          <text:p text:style-name="P5">A </text:p>
        </text:list-item>
        <text:list-item>
          <text:p text:style-name="P6">C</text:p>
        </text:list-item>
        <text:list-item>
          <text:p text:style-name="P6">C</text:p>
        </text:list-item>
        <text:list-item>
          <text:p text:style-name="P6">C</text:p>
        </text:list-item>
        <text:list-item>
          <text:p text:style-name="P6">A</text:p>
        </text:list-item>
        <text:list-item>
          <text:p text:style-name="P6">D</text:p>
        </text:list-item>
        <text:list-item>
          <text:p text:style-name="P7">C</text:p>
        </text:list-item>
        <text:list-item>
          <text:p text:style-name="P7">C</text:p>
        </text:list-item>
        <text:list-item>
          <text:p text:style-name="P7">C</text:p>
        </text:list-item>
        <text:list-item>
          <text:p text:style-name="P7">D</text:p>
        </text:list-item>
        <text:list-item>
          <text:p text:style-name="P7">A</text:p>
        </text:list-item>
        <text:list-item>
          <text:p text:style-name="P7">B</text:p>
        </text:list-item>
        <text:list-item>
          <text:p text:style-name="P7">B</text:p>
        </text:list-item>
        <text:list-item>
          <text:p text:style-name="P8">D</text:p>
        </text:list-item>
        <text:list-item>
          <text:p text:style-name="P8">D</text:p>
        </text:list-item>
        <text:list-item>
          <text:p text:style-name="P8">B</text:p>
        </text:list-item>
        <text:list-item>
          <text:p text:style-name="P8">D</text:p>
        </text:list-item>
        <text:list-item>
          <text:p text:style-name="P8">C</text:p>
        </text:list-item>
        <text:list-item>
          <text:p text:style-name="P8">C</text:p>
        </text:list-item>
        <text:list-item>
          <text:p text:style-name="P8">A</text:p>
        </text:list-item>
        <text:list-item>
          <text:p text:style-name="P8"><text:s/>A</text:p>
        </text:list-item>
        <text:list-item>
          <text:p text:style-name="P8">D</text:p>
        </text:list-item>
        <text:list-item>
          <text:p text:style-name="P8"><text:soft-page-break/>D</text:p>
        </text:list-item>
        <text:list-item>
          <text:p text:style-name="P8">A</text:p>
        </text:list-item>
        <text:list-item>
          <text:p text:style-name="P8">B</text:p>
        </text:list-item>
        <text:list-item>
          <text:p text:style-name="P8">B</text:p>
        </text:list-item>
        <text:list-item>
          <text:p text:style-name="P8">D</text:p>
        </text:list-item>
        <text:list-item>
          <text:p text:style-name="P8">B</text:p>
        </text:list-item>
        <text:list-item>
          <text:p text:style-name="P8">B</text:p>
        </text:list-item>
        <text:list-item>
          <text:p text:style-name="P8">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7:39:01.459947697</meta:creation-date>
    <dc:date>2020-05-27T18:51:32.838511197</dc:date>
    <meta:editing-duration>PT56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0" meta:word-count="120" meta:character-count="233" meta:non-whitespace-character-count="231"/>
  </office:meta>
</office:document-meta>
</file>